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d0a" officeooo:paragraph-rsid="000d0d0a"/>
    </style:style>
    <style:style style:name="P2" style:family="paragraph" style:parent-style-name="Standard">
      <style:text-properties officeooo:rsid="000d0d0a" officeooo:paragraph-rsid="000d6c07"/>
    </style:style>
    <style:style style:name="P3" style:family="paragraph" style:parent-style-name="Standard">
      <style:text-properties fo:font-weight="bold" officeooo:rsid="001020f4" officeooo:paragraph-rsid="001020f4" style:font-weight-asian="bold" style:font-weight-complex="bold"/>
    </style:style>
    <style:style style:name="P4" style:family="paragraph" style:parent-style-name="Standard">
      <style:text-properties fo:font-size="14pt" fo:font-weight="bold" officeooo:rsid="000d0d0a" officeooo:paragraph-rsid="000d0d0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d6c07" officeooo:paragraph-rsid="000d6c07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d6c07" officeooo:paragraph-rsid="000d6c07"/>
    </style:style>
    <style:style style:name="P7" style:family="paragraph" style:parent-style-name="Standard">
      <style:text-properties officeooo:rsid="000e505f" officeooo:paragraph-rsid="000e505f"/>
    </style:style>
    <style:style style:name="P8" style:family="paragraph" style:parent-style-name="Standard">
      <style:text-properties officeooo:rsid="000fa775" officeooo:paragraph-rsid="000fa775"/>
    </style:style>
    <style:style style:name="P9" style:family="paragraph" style:parent-style-name="Standard">
      <style:text-properties officeooo:rsid="001020f4" officeooo:paragraph-rsid="001020f4"/>
    </style:style>
    <style:style style:name="P10" style:family="paragraph" style:parent-style-name="Standard">
      <style:text-properties officeooo:rsid="0010f498" officeooo:paragraph-rsid="0010f498"/>
    </style:style>
    <style:style style:name="P11" style:family="paragraph" style:parent-style-name="Standard">
      <style:text-properties officeooo:rsid="0011540d" officeooo:paragraph-rsid="0011540d"/>
    </style:style>
    <style:style style:name="P12" style:family="paragraph" style:parent-style-name="Standard">
      <style:text-properties officeooo:rsid="001353b4" officeooo:paragraph-rsid="001353b4"/>
    </style:style>
    <style:style style:name="P13" style:family="paragraph" style:parent-style-name="Standard">
      <style:text-properties officeooo:rsid="0013ac14" officeooo:paragraph-rsid="0013ac14"/>
    </style:style>
    <style:style style:name="P14" style:family="paragraph" style:parent-style-name="Standard">
      <style:text-properties officeooo:paragraph-rsid="0013ac14"/>
    </style:style>
    <style:style style:name="P15" style:family="paragraph" style:parent-style-name="Standard">
      <style:text-properties officeooo:rsid="0014c40d" officeooo:paragraph-rsid="0014c40d"/>
    </style:style>
    <style:style style:name="P16" style:family="paragraph" style:parent-style-name="Standard">
      <style:text-properties officeooo:rsid="00180cb2" officeooo:paragraph-rsid="00180cb2"/>
    </style:style>
    <style:style style:name="T1" style:family="text">
      <style:text-properties officeooo:rsid="000d0d0a"/>
    </style:style>
    <style:style style:name="T2" style:family="text">
      <style:text-properties officeooo:rsid="000d6c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6c07" style:font-weight-asian="bold" style:font-weight-complex="bold"/>
    </style:style>
    <style:style style:name="T5" style:family="text">
      <style:text-properties fo:font-weight="bold" officeooo:rsid="000d0d0a" style:font-weight-asian="bold" style:font-weight-complex="bold"/>
    </style:style>
    <style:style style:name="T6" style:family="text">
      <style:text-properties fo:font-weight="bold" officeooo:rsid="0011540d" style:font-weight-asian="bold" style:font-weight-complex="bold"/>
    </style:style>
    <style:style style:name="T7" style:family="text">
      <style:text-properties fo:font-weight="bold" officeooo:rsid="001353b4" style:font-weight-asian="bold" style:font-weight-complex="bold"/>
    </style:style>
    <style:style style:name="T8" style:family="text">
      <style:text-properties fo:font-weight="bold" officeooo:rsid="0013ac14" style:font-weight-asian="bold" style:font-weight-complex="bold"/>
    </style:style>
    <style:style style:name="T9" style:family="text">
      <style:text-properties officeooo:rsid="0013ac14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1b3188"/>
    </style:style>
    <style:style style:name="T12" style:family="text">
      <style:text-properties officeooo:rsid="001c5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adnos dockers:</text:p>
      <text:p text:style-name="P5"/>
      <text:p text:style-name="P2"><text:span text:style-name="T4">Busacar cuales i</text:span><text:span text:style-name="T6">ma</text:span><text:span text:style-name="T4">genes hay</text:span><text:span text:style-name="T2">→ <text:s/>docker search apache</text:span></text:p>
      <text:p text:style-name="P2"><text:span text:style-name="T3">Listar imagenes de dockers </text:span>→ docker images</text:p>
      <text:p text:style-name="P1"><text:span text:style-name="T3">Dockers cargados</text:span>→ docker ps -a</text:p>
      <text:p text:style-name="P1"><text:span text:style-name="T3">Dockers por id</text:span>→ docker ps -a -q</text:p>
      <text:p text:style-name="Standard"><text:span text:style-name="T5">Borrar todo</text:span><text:span text:style-name="T7">s los dockers</text:span><text:span text:style-name="T5"> </text:span><text:span text:style-name="T1">→docker </text:span>rm -<text:span text:style-name="T12">f </text:span>$(docker ps -a -q)</text:p>
      <text:p text:style-name="P12"><text:span text:style-name="T3">Borrar todos los dockers</text:span>→ docker rm `docker ps -a -q`</text:p>
      <text:p text:style-name="P7"><text:span text:style-name="T3">Borrar docker</text:span>→ docker rm -f web1</text:p>
      <text:p text:style-name="P6"><text:span text:style-name="T3">Cargar docker</text:span>→ docker run -dti --name web1 httpd</text:p>
      <text:p text:style-name="P6"><text:span text:style-name="T3">Cargar docker con puerto</text:span>→ docker run -dti -p 8085:80 --name web1 httpd</text:p>
      <text:p text:style-name="P7"><text:span text:style-name="T3">Lanzar y si se borra n oes nesario borrar, lanzar en sengundo plano y que sea interactivo</text:span>→ docker run -dti --rm --name web4 httpd</text:p>
      <text:p text:style-name="P8"><text:span text:style-name="T3">Ver puerto de docker</text:span>→ docker port web1</text:p>
      <text:p text:style-name="P8"><text:span text:style-name="T3">Entrar en el docker por terminal</text:span>→ docker exec -ti web2 /bin/bash</text:p>
      <text:p text:style-name="P8"><text:span text:style-name="T3">Informacion general de docker</text:span>→ docker inspect web1</text:p>
      <text:p text:style-name="P8"><text:span text:style-name="T3">Sitio donde esta almacenado todo</text:span>→ cd /var/lib/docker/</text:p>
      <text:p text:style-name="P8"><text:span text:style-name="T3">Imformacion de los dockers</text:span>→ docker system df</text:p>
      <text:p text:style-name="P9"><text:span text:style-name="T3">Pausar docker </text:span>→ docker pause web1</text:p>
      <text:p text:style-name="P9"><text:span text:style-name="T3">Despausar docker </text:span>→ docker unpause web1</text:p>
      <text:p text:style-name="P9"/>
      <text:p text:style-name="P3">Comandos con docker run:</text:p>
      <text:p text:style-name="P9">defecto off</text:p>
      <text:p text:style-name="P9">on-failure --&gt; reinicia el contenedor en caso de error</text:p>
      <text:p text:style-name="P9">always --&gt; reinicia contenedor siempre que este parado</text:p>
      <text:p text:style-name="P9">unless-stopped --&gt; reincica el cotenedor al menos que se parara con un stop</text:p>
      <text:p text:style-name="P9"/>
      <text:p text:style-name="P9"><text:span text:style-name="T3">Reiniciar servicio docker </text:span>→ systemctl restart docker</text:p>
      <text:p text:style-name="P10"><text:span text:style-name="T3">Que se ejecuta en el docker</text:span>→ docker top web1</text:p>
      <text:p text:style-name="P10"><text:span text:style-name="T3">Mensages guardados del docker </text:span>→ dockers logs web1</text:p>
      <text:p text:style-name="P10"><text:span text:style-name="T3">Mostrar cuanto ocuoa los doclers</text:span>→ docker stats</text:p>
      <text:p text:style-name="P11"><text:span text:style-name="T3">Hacer que un docker no utilize tantos megas</text:span>→ docker update -m 256M --memory-swap -1 web6</text:p>
      <text:p text:style-name="P11"><text:span text:style-name="T3">Volver a encender el docker</text:span>→ docker start web1</text:p>
      <text:p text:style-name="P11"><text:span text:style-name="T3">Apagar docker</text:span> → docker stop web1</text:p>
      <text:p text:style-name="P13"><text:span text:style-name="T3">Copia de seguridad a image</text:span> → docker save -o httpd.tar httpd</text:p>
      <text:p text:style-name="P14"><text:span text:style-name="T8">Eliminar imagen de docker </text:span><text:span text:style-name="T9">→ docker rmi -f </text:span><text:span text:style-name="T11">35r76y4893</text:span></text:p>
      <text:p text:style-name="P15"><text:span text:style-name="T10">Subir imagen</text:span> →docker load -i httpd.tar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9:43:54.336042282</meta:creation-date>
    <dc:date>2022-03-21T09:03:13.140166331</dc:date>
    <meta:editing-duration>PT1H55M1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80" meta:character-count="1603" meta:non-whitespace-character-count="1363"/>
  </office:meta>
</office:document-meta>
</file>